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p text:style-name="Title">apuntes de c#</text:p>
      <text:p text:style-name="Author">Luciano Ghione, Benjamín Juárez, Píldoras Informáticas</text:p>
      <text:p text:style-name="Date">septiembre 2021</text:p>
      <text:p text:style-name="Text_20_body">Los métodos <text:span text:style-name="T1">no</text:span> terminan en <text:span text:style-name="Source_Text">;</text:span><text:line-break/>Las instrucciones terminan en <text:span text:style-name="Source_Text">;</text:span></text:p>
      <text:p text:style-name="Text_20_body"><text:span text:style-name="Source_Text">Console.WriteLine</text:span> INSTANCIA.METODO</text:p>
      <text:list text:style-name="L1">
        <text:list-item>
          <text:p text:style-name="P1">CLASES PROPIAS</text:p>
        </text:list-item>
        <text:list-item>
          <text:p text:style-name="P1">CLASES PREDEFINIDAS &gt;&gt; Bibliotecas de clases API</text:p>
        </text:list-item>
      </text:list>
      <text:h text:style-name="Heading_20_2" text:outline-level="2">TIPOS</text:h>
      <text:list text:style-name="L2">
        <text:list-item>
          <text:p text:style-name="P2">Por Referencia</text:p>
        </text:list-item>
        <text:list-item>
          <text:p text:style-name="P2">Por Valor</text:p>
          <text:list text:style-name="L3">
            <text:list-item>
              <text:p text:style-name="P3">Enumerados</text:p>
            </text:list-item>
            <text:list-item>
              <text:p text:style-name="P3">Estructuras</text:p>
            </text:list-item>
            <text:list-item>
              <text:p text:style-name="P3">Primitivos</text:p>
              <text:list text:style-name="L4">
                <text:list-item>
                  <text:p text:style-name="P4">Booleanos</text:p>
                  <text:list text:style-name="L5">
                    <text:list-item>
                      <text:p text:style-name="P5">true</text:p>
                    </text:list-item>
                    <text:list-item>
                      <text:p text:style-name="P5">false</text:p>
                    </text:list-item>
                  </text:list>
                </text:list-item>
                <text:list-item>
                  <text:p text:style-name="P4">Reales</text:p>
                  <text:list text:style-name="L6">
                    <text:list-item>
                      <text:p text:style-name="P6">float</text:p>
                    </text:list-item>
                    <text:list-item>
                      <text:p text:style-name="P6">double: acepta números con coma</text:p>
                    </text:list-item>
                    <text:list-item>
                      <text:p text:style-name="P6">decimal</text:p>
                    </text:list-item>
                  </text:list>
                </text:list-item>
                <text:list-item>
                  <text:p text:style-name="P4">Enteros</text:p>
                  <text:list text:style-name="L7">
                    <text:list-item>
                      <text:p text:style-name="P7">con signo. Valores &gt;&gt; 0</text:p>
                      <text:list text:style-name="L8">
                        <text:list-item>
                          <text:p text:style-name="P8">sbyte</text:p>
                        </text:list-item>
                        <text:list-item>
                          <text:p text:style-name="P8">short</text:p>
                        </text:list-item>
                        <text:list-item>
                          <text:p text:style-name="P8">int</text:p>
                        </text:list-item>
                        <text:list-item>
                          <text:p text:style-name="P8">long</text:p>
                        </text:list-item>
                      </text:list>
                    </text:list-item>
                    <text:list-item>
                      <text:p text:style-name="P7">sin signo. Reconoce valores negativos</text:p>
                      <text:list text:style-name="L9">
                        <text:list-item>
                          <text:p text:style-name="P9">byte</text:p>
                        </text:list-item>
                        <text:list-item>
                          <text:p text:style-name="P9">ushort</text:p>
                        </text:list-item>
                        <text:list-item>
                          <text:p text:style-name="P9">uint</text:p>
                        </text:list-item>
                        <text:list-item>
                          <text:p text:style-name="P9">ulong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First_20_paragraph">Variable: Espacio en la memoria RAM del ordenador donde se almacenará un valor que podrá cambiar durante la ejecución del programa.</text:p>
      <text:h text:style-name="Heading_20_2" text:outline-level="2">Buenas Prácticas</text:h>
      <text:list text:style-name="L10">
        <text:list-item>
          <text:p text:style-name="P10">Comenzar el nombre de la variable con letra minúscula</text:p>
        </text:list-item>
        <text:list-item>
          <text:p text:style-name="P10">Si el nombre de la variable está compuesta por más de una letra, comenzar la segunda con mayúscula: <text:span text:style-name="Source_Text">edadAdulto [camelCase]</text:span></text:p>
        </text:list-item>
        <text:list-item>
          <text:p text:style-name="P10">No usar notación húngara: <text:span text:style-name="Source_Text">1edad [int como tipo de dato]</text:span></text:p>
        </text:list-item>
        <text:list-item>
          <text:p text:style-name="P10">No comenzar el nombre de una variable con guión bajo: <text:span text:style-name="Source_Text">_edad</text:span></text:p>
        </text:list-item>
        <text:list-item>
          <text:p text:style-name="P10">No crear una variable más de una variable que se diferencien por sólo una letra</text:p>
        </text:list-item>
      </text:list>
      <text:h text:style-name="Heading_20_2" text:outline-level="2">Qué es declarar una variable?</text:h>
      <text:list text:style-name="L11">
        <text:list-item>
          <text:p text:style-name="P11">es crear, construir la variable</text:p>
        </text:list-item>
        <text:list-item>
          <text:p text:style-name="P11">en c#, para declarar se indica</text:p>
          <text:list text:style-name="L12">
            <text:list-item>
              <text:p text:style-name="P12">el tipo de dato</text:p>
            </text:list-item>
            <text:list-item>
              <text:p text:style-name="P12">el nombre de la variable</text:p>
            </text:list-item>
            <text:list-item>
              <text:p text:style-name="P12">ejemplo: <text:span text:style-name="Source_Text">int edad</text:span></text:p>
            </text:list-item>
          </text:list>
        </text:list-item>
      </text:list>
      <text:p text:style-name="First_20_paragraph"><text:span text:style-name="Source_Text">;</text:span> <text:span text:style-name="Source_Text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untes de c#</dc:title>
  </office:meta>
</office:document-meta>
</file>